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80808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200.65684" calcext:value-type="float">
            <text:p>121200.65684</text:p>
          </table:table-cell>
          <table:table-cell office:value-type="float" office:value="0.952086553323029" calcext:value-type="float">
            <text:p>0.952086553323029</text:p>
          </table:table-cell>
          <table:table-cell office:value-type="float" office:value="85103.53894" calcext:value-type="float">
            <text:p>85103.53894</text:p>
          </table:table-cell>
          <table:table-cell office:value-type="float" office:value="1" calcext:value-type="float">
            <text:p>1</text:p>
          </table:table-cell>
          <table:table-cell office:value-type="float" office:value="98287.8006400001" calcext:value-type="float">
            <text:p>98287.8006400001</text:p>
          </table:table-cell>
          <table:table-cell office:value-type="float" office:value="0.441009788768676" calcext:value-type="float">
            <text:p>0.441009788768676</text:p>
          </table:table-cell>
          <table:table-cell office:value-type="float" office:value="36729.6068799999" calcext:value-type="float">
            <text:p>36729.6068799999</text:p>
          </table:table-cell>
          <table:table-cell office:value-type="float" office:value="0.998454404945904" calcext:value-type="float">
            <text:p>0.998454404945904</text:p>
          </table:table-cell>
          <table:table-cell table:style-name="ce1" office:value-type="float" office:value="94275.7494200002" calcext:value-type="float">
            <text:p>94275.7494200002</text:p>
          </table:table-cell>
          <table:table-cell office:value-type="float" office:value="0.873261205564142" calcext:value-type="float">
            <text:p>0.873261205564142</text:p>
          </table:table-cell>
          <table:table-cell office:value-type="float" office:value="82749.5172200001" calcext:value-type="float">
            <text:p>82749.5172200001</text:p>
          </table:table-cell>
          <table:table-cell office:value-type="float" office:value="0.892838742916023" calcext:value-type="float">
            <text:p>0.892838742916023</text:p>
          </table:table-cell>
          <table:table-cell office:value-type="float" office:value="78856.4096200001" calcext:value-type="float">
            <text:p>78856.4096200001</text:p>
          </table:table-cell>
          <table:table-cell office:value-type="float" office:value="0.749098402885111" calcext:value-type="float">
            <text:p>0.749098402885111</text:p>
          </table:table-cell>
          <table:table-cell office:value-type="float" office:value="63499.9473799998" calcext:value-type="float">
            <text:p>63499.9473799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037.15276" calcext:value-type="float">
            <text:p>119037.15276</text:p>
          </table:table-cell>
          <table:table-cell office:value-type="float" office:value="0.941267387944359" calcext:value-type="float">
            <text:p>0.941267387944359</text:p>
          </table:table-cell>
          <table:table-cell office:value-type="float" office:value="86068.4585400002" calcext:value-type="float">
            <text:p>86068.4585400002</text:p>
          </table:table-cell>
          <table:table-cell office:value-type="float" office:value="1" calcext:value-type="float">
            <text:p>1</text:p>
          </table:table-cell>
          <table:table-cell office:value-type="float" office:value="103894.94326" calcext:value-type="float">
            <text:p>103894.94326</text:p>
          </table:table-cell>
          <table:table-cell office:value-type="float" office:value="1" calcext:value-type="float">
            <text:p>1</text:p>
          </table:table-cell>
          <table:table-cell office:value-type="float" office:value="103765.57766" calcext:value-type="float">
            <text:p>103765.57766</text:p>
          </table:table-cell>
          <table:table-cell office:value-type="float" office:value="1" calcext:value-type="float">
            <text:p>1</text:p>
          </table:table-cell>
          <table:table-cell office:value-type="float" office:value="105561.0472" calcext:value-type="float">
            <text:p>105561.0472</text:p>
          </table:table-cell>
          <table:table-cell office:value-type="float" office:value="1" calcext:value-type="float">
            <text:p>1</text:p>
          </table:table-cell>
          <table:table-cell office:value-type="float" office:value="96230.8267000002" calcext:value-type="float">
            <text:p>96230.8267000002</text:p>
          </table:table-cell>
          <table:table-cell office:value-type="float" office:value="1" calcext:value-type="float">
            <text:p>1</text:p>
          </table:table-cell>
          <table:table-cell office:value-type="float" office:value="102378.28078" calcext:value-type="float">
            <text:p>102378.28078</text:p>
          </table:table-cell>
          <table:table-cell office:value-type="float" office:value="0.823802163833076" calcext:value-type="float">
            <text:p>0.823802163833076</text:p>
          </table:table-cell>
          <table:table-cell office:value-type="float" office:value="78509.6923800001" calcext:value-type="float">
            <text:p>78509.69238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612.48938" calcext:value-type="float">
            <text:p>112612.48938</text:p>
          </table:table-cell>
          <table:table-cell office:value-type="float" office:value="0.93456980937661" calcext:value-type="float">
            <text:p>0.93456980937661</text:p>
          </table:table-cell>
          <table:table-cell office:value-type="float" office:value="83962.1631800002" calcext:value-type="float">
            <text:p>83962.1631800002</text:p>
          </table:table-cell>
          <table:table-cell office:value-type="float" office:value="1" calcext:value-type="float">
            <text:p>1</text:p>
          </table:table-cell>
          <table:table-cell office:value-type="float" office:value="100021.67452" calcext:value-type="float">
            <text:p>100021.67452</text:p>
          </table:table-cell>
          <table:table-cell office:value-type="float" office:value="0.918598660484286" calcext:value-type="float">
            <text:p>0.918598660484286</text:p>
          </table:table-cell>
          <table:table-cell office:value-type="float" office:value="90180.64346" calcext:value-type="float">
            <text:p>90180.64346</text:p>
          </table:table-cell>
          <table:table-cell office:value-type="float" office:value="1" calcext:value-type="float">
            <text:p>1</text:p>
          </table:table-cell>
          <table:table-cell office:value-type="float" office:value="109032.88322" calcext:value-type="float">
            <text:p>109032.88322</text:p>
          </table:table-cell>
          <table:table-cell office:value-type="float" office:value="1" calcext:value-type="float">
            <text:p>1</text:p>
          </table:table-cell>
          <table:table-cell office:value-type="float" office:value="94163.4928199998" calcext:value-type="float">
            <text:p>94163.4928199998</text:p>
          </table:table-cell>
          <table:table-cell office:value-type="float" office:value="1" calcext:value-type="float">
            <text:p>1</text:p>
          </table:table-cell>
          <table:table-cell office:value-type="float" office:value="106514.74048" calcext:value-type="float">
            <text:p>106514.74048</text:p>
          </table:table-cell>
          <table:table-cell office:value-type="float" office:value="1" calcext:value-type="float">
            <text:p>1</text:p>
          </table:table-cell>
          <table:table-cell office:value-type="float" office:value="97234.5854600006" calcext:value-type="float">
            <text:p>97234.58546000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413.19864" calcext:value-type="float">
            <text:p>121413.19864</text:p>
          </table:table-cell>
          <table:table-cell office:value-type="float" office:value="0.994332818134982" calcext:value-type="float">
            <text:p>0.994332818134982</text:p>
          </table:table-cell>
          <table:table-cell office:value-type="float" office:value="91770.7030200005" calcext:value-type="float">
            <text:p>91770.7030200005</text:p>
          </table:table-cell>
          <table:table-cell office:value-type="float" office:value="1" calcext:value-type="float">
            <text:p>1</text:p>
          </table:table-cell>
          <table:table-cell office:value-type="float" office:value="105149.1629" calcext:value-type="float">
            <text:p>105149.1629</text:p>
          </table:table-cell>
          <table:table-cell office:value-type="float" office:value="1" calcext:value-type="float">
            <text:p>1</text:p>
          </table:table-cell>
          <table:table-cell office:value-type="float" office:value="99276.4645199997" calcext:value-type="float">
            <text:p>99276.4645199997</text:p>
          </table:table-cell>
          <table:table-cell office:value-type="float" office:value="1" calcext:value-type="float">
            <text:p>1</text:p>
          </table:table-cell>
          <table:table-cell office:value-type="float" office:value="113026.76834" calcext:value-type="float">
            <text:p>113026.76834</text:p>
          </table:table-cell>
          <table:table-cell office:value-type="float" office:value="0.995363214837712" calcext:value-type="float">
            <text:p>0.995363214837712</text:p>
          </table:table-cell>
          <table:table-cell office:value-type="float" office:value="102121.59592" calcext:value-type="float">
            <text:p>102121.59592</text:p>
          </table:table-cell>
          <table:table-cell office:value-type="float" office:value="1" calcext:value-type="float">
            <text:p>1</text:p>
          </table:table-cell>
          <table:table-cell office:value-type="float" office:value="109459.79004" calcext:value-type="float">
            <text:p>109459.79004</text:p>
          </table:table-cell>
          <table:table-cell office:value-type="float" office:value="0.993817619783617" calcext:value-type="float">
            <text:p>0.993817619783617</text:p>
          </table:table-cell>
          <table:table-cell office:value-type="float" office:value="93629.3757800001" calcext:value-type="float">
            <text:p>93629.37578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532.74604" calcext:value-type="float">
            <text:p>118532.74604</text:p>
          </table:table-cell>
          <table:table-cell office:value-type="float" office:value="0.777434312210201" calcext:value-type="float">
            <text:p>0.777434312210201</text:p>
          </table:table-cell>
          <table:table-cell office:value-type="float" office:value="69066.4102800001" calcext:value-type="float">
            <text:p>69066.4102800001</text:p>
          </table:table-cell>
          <table:table-cell office:value-type="float" office:value="1" calcext:value-type="float">
            <text:p>1</text:p>
          </table:table-cell>
          <table:table-cell office:value-type="float" office:value="106505.42392" calcext:value-type="float">
            <text:p>106505.42392</text:p>
          </table:table-cell>
          <table:table-cell office:value-type="float" office:value="1" calcext:value-type="float">
            <text:p>1</text:p>
          </table:table-cell>
          <table:table-cell office:value-type="float" office:value="90142.8682" calcext:value-type="float">
            <text:p>90142.8682</text:p>
          </table:table-cell>
          <table:table-cell office:value-type="float" office:value="1" calcext:value-type="float">
            <text:p>1</text:p>
          </table:table-cell>
          <table:table-cell office:value-type="float" office:value="112998.462519999" calcext:value-type="float">
            <text:p>112998.462519999</text:p>
          </table:table-cell>
          <table:table-cell office:value-type="float" office:value="1" calcext:value-type="float">
            <text:p>1</text:p>
          </table:table-cell>
          <table:table-cell office:value-type="float" office:value="106549.41232" calcext:value-type="float">
            <text:p>106549.41232</text:p>
          </table:table-cell>
          <table:table-cell office:value-type="float" office:value="1" calcext:value-type="float">
            <text:p>1</text:p>
          </table:table-cell>
          <table:table-cell office:value-type="float" office:value="109830.87338" calcext:value-type="float">
            <text:p>109830.87338</text:p>
          </table:table-cell>
          <table:table-cell office:value-type="float" office:value="1" calcext:value-type="float">
            <text:p>1</text:p>
          </table:table-cell>
          <table:table-cell office:value-type="float" office:value="102672.4533" calcext:value-type="float">
            <text:p>102672.45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789.35468" calcext:value-type="float">
            <text:p>121789.35468</text:p>
          </table:table-cell>
          <table:table-cell office:value-type="float" office:value="1" calcext:value-type="float">
            <text:p>1</text:p>
          </table:table-cell>
          <table:table-cell office:value-type="float" office:value="97771.27674" calcext:value-type="float">
            <text:p>97771.27674</text:p>
          </table:table-cell>
          <table:table-cell office:value-type="float" office:value="0.964966512107161" calcext:value-type="float">
            <text:p>0.964966512107161</text:p>
          </table:table-cell>
          <table:table-cell office:value-type="float" office:value="94083.7981800001" calcext:value-type="float">
            <text:p>94083.7981800001</text:p>
          </table:table-cell>
          <table:table-cell office:value-type="float" office:value="1" calcext:value-type="float">
            <text:p>1</text:p>
          </table:table-cell>
          <table:table-cell office:value-type="float" office:value="98008.7756799999" calcext:value-type="float">
            <text:p>98008.7756799999</text:p>
          </table:table-cell>
          <table:table-cell office:value-type="float" office:value="1" calcext:value-type="float">
            <text:p>1</text:p>
          </table:table-cell>
          <table:table-cell office:value-type="float" office:value="117244.35464" calcext:value-type="float">
            <text:p>117244.35464</text:p>
          </table:table-cell>
          <table:table-cell office:value-type="float" office:value="1" calcext:value-type="float">
            <text:p>1</text:p>
          </table:table-cell>
          <table:table-cell office:value-type="float" office:value="105071.8231" calcext:value-type="float">
            <text:p>105071.8231</text:p>
          </table:table-cell>
          <table:table-cell office:value-type="float" office:value="1" calcext:value-type="float">
            <text:p>1</text:p>
          </table:table-cell>
          <table:table-cell office:value-type="float" office:value="101336.73638" calcext:value-type="float">
            <text:p>101336.73638</text:p>
          </table:table-cell>
          <table:table-cell office:value-type="float" office:value="1" calcext:value-type="float">
            <text:p>1</text:p>
          </table:table-cell>
          <table:table-cell office:value-type="float" office:value="106959.09972" calcext:value-type="float">
            <text:p>106959.099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127.2093" calcext:value-type="float">
            <text:p>126127.2093</text:p>
          </table:table-cell>
          <table:table-cell office:value-type="float" office:value="1" calcext:value-type="float">
            <text:p>1</text:p>
          </table:table-cell>
          <table:table-cell office:value-type="float" office:value="105830.95356" calcext:value-type="float">
            <text:p>105830.95356</text:p>
          </table:table-cell>
          <table:table-cell office:value-type="float" office:value="1" calcext:value-type="float">
            <text:p>1</text:p>
          </table:table-cell>
          <table:table-cell office:value-type="float" office:value="108701.39636" calcext:value-type="float">
            <text:p>108701.39636</text:p>
          </table:table-cell>
          <table:table-cell office:value-type="float" office:value="1" calcext:value-type="float">
            <text:p>1</text:p>
          </table:table-cell>
          <table:table-cell office:value-type="float" office:value="103181.31758" calcext:value-type="float">
            <text:p>103181.31758</text:p>
          </table:table-cell>
          <table:table-cell office:value-type="float" office:value="1" calcext:value-type="float">
            <text:p>1</text:p>
          </table:table-cell>
          <table:table-cell office:value-type="float" office:value="114510.48912" calcext:value-type="float">
            <text:p>114510.48912</text:p>
          </table:table-cell>
          <table:table-cell office:value-type="float" office:value="0.38382277176713" calcext:value-type="float">
            <text:p>0.38382277176713</text:p>
          </table:table-cell>
          <table:table-cell office:value-type="float" office:value="32193.6939" calcext:value-type="float">
            <text:p>32193.6939</text:p>
          </table:table-cell>
          <table:table-cell office:value-type="float" office:value="1" calcext:value-type="float">
            <text:p>1</text:p>
          </table:table-cell>
          <table:table-cell office:value-type="float" office:value="109750.72446" calcext:value-type="float">
            <text:p>109750.72446</text:p>
          </table:table-cell>
          <table:table-cell office:value-type="float" office:value="1" calcext:value-type="float">
            <text:p>1</text:p>
          </table:table-cell>
          <table:table-cell office:value-type="float" office:value="102462.82152" calcext:value-type="float">
            <text:p>102462.821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981.96412" calcext:value-type="float">
            <text:p>124981.96412</text:p>
          </table:table-cell>
          <table:table-cell office:value-type="float" office:value="1" calcext:value-type="float">
            <text:p>1</text:p>
          </table:table-cell>
          <table:table-cell office:value-type="float" office:value="102067.00888" calcext:value-type="float">
            <text:p>102067.00888</text:p>
          </table:table-cell>
          <table:table-cell office:value-type="float" office:value="1" calcext:value-type="float">
            <text:p>1</text:p>
          </table:table-cell>
          <table:table-cell office:value-type="float" office:value="115518.05422" calcext:value-type="float">
            <text:p>115518.05422</text:p>
          </table:table-cell>
          <table:table-cell office:value-type="float" office:value="0.976300875837197" calcext:value-type="float">
            <text:p>0.976300875837197</text:p>
          </table:table-cell>
          <table:table-cell office:value-type="float" office:value="87315.4552799998" calcext:value-type="float">
            <text:p>87315.4552799998</text:p>
          </table:table-cell>
          <table:table-cell office:value-type="float" office:value="1" calcext:value-type="float">
            <text:p>1</text:p>
          </table:table-cell>
          <table:table-cell office:value-type="float" office:value="116443.99258" calcext:value-type="float">
            <text:p>116443.99258</text:p>
          </table:table-cell>
          <table:table-cell office:value-type="float" office:value="0.964451313755796" calcext:value-type="float">
            <text:p>0.964451313755796</text:p>
          </table:table-cell>
          <table:table-cell office:value-type="float" office:value="96813.90896" calcext:value-type="float">
            <text:p>96813.90896</text:p>
          </table:table-cell>
          <table:table-cell office:value-type="float" office:value="1" calcext:value-type="float">
            <text:p>1</text:p>
          </table:table-cell>
          <table:table-cell office:value-type="float" office:value="99410.6110800001" calcext:value-type="float">
            <text:p>99410.6110800001</text:p>
          </table:table-cell>
          <table:table-cell office:value-type="float" office:value="0.797011849562081" calcext:value-type="float">
            <text:p>0.797011849562081</text:p>
          </table:table-cell>
          <table:table-cell office:value-type="float" office:value="72036.2011" calcext:value-type="float">
            <text:p>72036.20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15"/>
        </table:table-row>
        <table:table-row table:style-name="ro1">
          <table:table-cell table:formula="of:=AVERAGE([.A3:.A10])" office:value-type="float" office:value="1" calcext:value-type="float">
            <text:p>1</text:p>
          </table:table-cell>
          <table:table-cell table:formula="of:=AVERAGE([.B3:.B10])" office:value-type="float" office:value="120711.84647" calcext:value-type="float">
            <text:p>120711.84647</text:p>
          </table:table-cell>
          <table:table-cell table:formula="of:=AVERAGE([.C3:.C10])" office:value-type="float" office:value="0.949961360123648" calcext:value-type="float">
            <text:p>0.949961360123648</text:p>
          </table:table-cell>
          <table:table-cell table:formula="of:=AVERAGE([.D3:.D10])" office:value-type="float" office:value="90205.0641425001" calcext:value-type="float">
            <text:p>90205.0641425001</text:p>
          </table:table-cell>
          <table:table-cell table:formula="of:=AVERAGE([.E3:.E10])" office:value-type="float" office:value="0.995620814013395" calcext:value-type="float">
            <text:p>0.995620814013395</text:p>
          </table:table-cell>
          <table:table-cell table:formula="of:=AVERAGE([.F3:.F10])" office:value-type="float" office:value="104020.28175" calcext:value-type="float">
            <text:p>104020.28175</text:p>
          </table:table-cell>
          <table:table-cell table:formula="of:=AVERAGE([.G3:.G10])" office:value-type="float" office:value="0.91698866563627" calcext:value-type="float">
            <text:p>0.91698866563627</text:p>
          </table:table-cell>
          <table:table-cell table:formula="of:=AVERAGE([.H3:.H10])" office:value-type="float" office:value="88575.0886575" calcext:value-type="float">
            <text:p>88575.0886575</text:p>
          </table:table-cell>
          <table:table-cell table:formula="of:=AVERAGE([.I3:.I10])" office:value-type="float" office:value="0.999806800618238" calcext:value-type="float">
            <text:p>0.999806800618238</text:p>
          </table:table-cell>
          <table:table-cell table:formula="of:=AVERAGE([.J3:.J10])" office:value-type="float" office:value="110386.71838" calcext:value-type="float">
            <text:p>110386.71838</text:p>
          </table:table-cell>
          <table:table-cell table:formula="of:=AVERAGE([.K3:.K10])" office:value-type="float" office:value="0.902112313240598" calcext:value-type="float">
            <text:p>0.902112313240598</text:p>
          </table:table-cell>
          <table:table-cell table:formula="of:=AVERAGE([.L3:.L10])" office:value-type="float" office:value="89486.7838675001" calcext:value-type="float">
            <text:p>89486.7838675001</text:p>
          </table:table-cell>
          <table:table-cell table:formula="of:=AVERAGE([.M3:.M10])" office:value-type="float" office:value="0.986604842864503" calcext:value-type="float">
            <text:p>0.986604842864503</text:p>
          </table:table-cell>
          <table:table-cell table:formula="of:=AVERAGE([.N3:.N10])" office:value-type="float" office:value="102192.2707775" calcext:value-type="float">
            <text:p>102192.2707775</text:p>
          </table:table-cell>
          <table:table-cell table:formula="of:=AVERAGE([.O3:.O10])" office:value-type="float" office:value="0.920466254507986" calcext:value-type="float">
            <text:p>0.920466254507986</text:p>
          </table:table-cell>
          <table:table-cell table:formula="of:=AVERAGE([.P3:.P10])" office:value-type="float" office:value="89625.52208" calcext:value-type="float">
            <text:p>89625.52208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number-columns-repeated="15"/>
        </table:table-row>
        <table:table-row table:style-name="ro1">
          <table:table-cell table:formula="of:=MEDIAN([.A3:.A10])" office:value-type="float" office:value="1" calcext:value-type="float">
            <text:p>1</text:p>
          </table:table-cell>
          <table:table-cell table:formula="of:=MEDIAN([.B3:.B10])" office:value-type="float" office:value="121306.92774" calcext:value-type="float">
            <text:p>121306.92774</text:p>
          </table:table-cell>
          <table:table-cell table:formula="of:=MEDIAN([.C3:.C10])" office:value-type="float" office:value="0.973209685729006" calcext:value-type="float">
            <text:p>0.973209685729006</text:p>
          </table:table-cell>
          <table:table-cell table:formula="of:=MEDIAN([.D3:.D10])" office:value-type="float" office:value="88919.5807800004" calcext:value-type="float">
            <text:p>88919.5807800004</text:p>
          </table:table-cell>
          <table:table-cell table:formula="of:=MEDIAN([.E3:.E10])" office:value-type="float" office:value="1" calcext:value-type="float">
            <text:p>1</text:p>
          </table:table-cell>
          <table:table-cell table:formula="of:=MEDIAN([.F3:.F10])" office:value-type="float" office:value="104522.05308" calcext:value-type="float">
            <text:p>104522.05308</text:p>
          </table:table-cell>
          <table:table-cell table:formula="of:=MEDIAN([.G3:.G10])" office:value-type="float" office:value="1" calcext:value-type="float">
            <text:p>1</text:p>
          </table:table-cell>
          <table:table-cell table:formula="of:=MEDIAN([.H3:.H10])" office:value-type="float" office:value="94094.70957" calcext:value-type="float">
            <text:p>94094.70957</text:p>
          </table:table-cell>
          <table:table-cell table:formula="of:=MEDIAN([.I3:.I10])" office:value-type="float" office:value="1" calcext:value-type="float">
            <text:p>1</text:p>
          </table:table-cell>
          <table:table-cell table:formula="of:=MEDIAN([.J3:.J10])" office:value-type="float" office:value="113012.61543" calcext:value-type="float">
            <text:p>113012.61543</text:p>
          </table:table-cell>
          <table:table-cell table:formula="of:=MEDIAN([.K3:.K10])" office:value-type="float" office:value="0.997681607418856" calcext:value-type="float">
            <text:p>0.997681607418856</text:p>
          </table:table-cell>
          <table:table-cell table:formula="of:=MEDIAN([.L3:.L10])" office:value-type="float" office:value="96522.3678300001" calcext:value-type="float">
            <text:p>96522.3678300001</text:p>
          </table:table-cell>
          <table:table-cell table:formula="of:=MEDIAN([.M3:.M10])" office:value-type="float" office:value="1" calcext:value-type="float">
            <text:p>1</text:p>
          </table:table-cell>
          <table:table-cell table:formula="of:=MEDIAN([.N3:.N10])" office:value-type="float" office:value="104446.51063" calcext:value-type="float">
            <text:p>104446.51063</text:p>
          </table:table-cell>
          <table:table-cell table:formula="of:=MEDIAN([.O3:.O10])" office:value-type="float" office:value="0.996908809891808" calcext:value-type="float">
            <text:p>0.996908809891808</text:p>
          </table:table-cell>
          <table:table-cell table:formula="of:=MEDIAN([.P3:.P10])" office:value-type="float" office:value="95431.9806200004" calcext:value-type="float">
            <text:p>95431.9806200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01:48:33.626919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22:04:50.779831008</meta:creation-date>
    <dc:date>2021-01-20T01:56:30.624463034</dc:date>
    <meta:editing-duration>PT38M3S</meta:editing-duration>
    <meta:editing-cycles>6</meta:editing-cycles>
    <meta:generator>LibreOffice/6.1.5.2$Linux_X86_64 LibreOffice_project/10$Build-2</meta:generator>
    <meta:document-statistic meta:table-count="1" meta:cell-count="186" meta:object-count="0"/>
  </office:meta>
</office:document-meta>
</file>